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rif" svg:font-family="Serif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Serif" fo:font-size="12pt" fo:font-weight="bold" officeooo:rsid="0009f13d" officeooo:paragraph-rsid="0009f13d" style:font-size-asian="12pt" style:font-weight-asian="bold" style:font-size-complex="12pt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officeooo:paragraph-rsid="0009f13d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Serif" fo:font-size="10pt" officeooo:paragraph-rsid="000ba70b" style:font-size-asian="10pt" style:font-size-complex="10pt"/>
    </style:style>
    <style:style style:name="P4" style:family="paragraph" style:parent-style-name="Preformatted_20_Text" style:list-style-name="L1">
      <style:paragraph-properties fo:text-align="start" style:justify-single-word="false"/>
      <style:text-properties officeooo:paragraph-rsid="000ba70b"/>
    </style:style>
    <style:style style:name="P5" style:family="paragraph" style:parent-style-name="Preformatted_20_Text" style:list-style-name="L1">
      <style:paragraph-properties fo:text-align="start" style:justify-single-word="false"/>
      <style:text-properties officeooo:paragraph-rsid="000c471c"/>
    </style:style>
    <style:style style:name="P6" style:family="paragraph" style:parent-style-name="Preformatted_20_Text">
      <style:paragraph-properties fo:text-align="start" style:justify-single-word="false"/>
      <style:text-properties officeooo:paragraph-rsid="000c471c"/>
    </style:style>
    <style:style style:name="P7" style:family="paragraph" style:parent-style-name="Preformatted_20_Text">
      <style:paragraph-properties fo:margin-top="0cm" fo:margin-bottom="0.499cm" loext:contextual-spacing="false"/>
    </style:style>
    <style:style style:name="P8" style:family="paragraph" style:parent-style-name="Preformatted_20_Text" style:list-style-name="L1">
      <style:paragraph-properties fo:margin-top="0cm" fo:margin-bottom="0.499cm" loext:contextual-spacing="false" fo:text-align="start" style:justify-single-word="false"/>
      <style:text-properties officeooo:paragraph-rsid="000c471c"/>
    </style:style>
    <style:style style:name="T1" style:family="text">
      <style:text-properties officeooo:rsid="0009f13d"/>
    </style:style>
    <style:style style:name="T2" style:family="text">
      <style:text-properties fo:font-weight="normal" officeooo:rsid="0009f13d" style:font-weight-asian="normal" style:font-weight-complex="normal"/>
    </style:style>
    <style:style style:name="T3" style:family="text">
      <style:text-properties officeooo:rsid="000ba70b"/>
    </style:style>
    <style:style style:name="T4" style:family="text">
      <style:text-properties officeooo:rsid="000c471c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Python Tips</text:p>
      <text:p text:style-name="P2"><text:span text:style-name="Source_20_Text"/></text:p>
      <text:list xml:id="list1118600742306000657" text:style-name="L1">
        <text:list-item>
          <text:p text:style-name="P3"><text:span text:style-name="T2">eval() - </text:span>The eval function lets a python program run python code within itself.</text:p>
          <text:p text:style-name="P4"><text:span text:style-name="Source_20_Text">eval()</text:span> interprets a string as code <text:span text:style-name="T1">means you can call function using variable.</text:span></text:p>
          <text:p text:style-name="P4"><text:span text:style-name="Source_20_Text">eval(</text:span><text:span text:style-name="Source_20_Text"><text:span text:style-name="T3">var</text:span></text:span><text:span text:style-name="Source_20_Text">+'()') - </text:span><text:span text:style-name="Source_20_Text"><text:span text:style-name="T3">will call the function having name as var.</text:span></text:span></text:p>
        </text:list-item>
        <text:list-item>
          <text:p text:style-name="P5"><text:span text:style-name="Source_20_Text"><text:span text:style-name="T4">List comprehension- </text:span></text:span><text:span text:style-name="Source_20_Text">are an elegant way where lists can be built without having to use different for loops to append values one by one.</text:span></text:p>
          <text:p text:style-name="P5"><text:span text:style-name="Source_20_Text"><text:line-break/>a, b, c, n = [int(raw_input()) for _ in xrange(4)]</text:span></text:p>
          <text:p text:style-name="P8"><text:span text:style-name="Source_20_Text">print [[x,y,z] for x in xrange(a + 1) for y in xrange(b + 1) for z in xrange(c + 1) if x + y + z != n].</text:span></text:p>
        </text:list-item>
        <text:list-item>
          <text:p text:style-name="P5"><text:span text:style-name="Source_20_Text"/></text:p>
        </text:list-item>
      </text:list>
      <text:p text:style-name="P7"/>
      <text:p text:style-name="P7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rif" svg:font-family="Serif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2T18:29:28.574812279</meta:creation-date>
    <dc:date>2017-12-13T13:21:01.212846773</dc:date>
    <meta:editing-duration>PT5M1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104" meta:character-count="522" meta:non-whitespace-character-count="426"/>
  </office:meta>
</office:document-meta>
</file>